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style:writing-mode="lr-tb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style:writing-mode="lr-tb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style:writing-mode="lr-tb"/>
      <style:text-properties fo:color="#ff0000" style:font-name="Times New Roman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style:writing-mode="lr-tb"/>
      <style:text-properties fo:color="#ff0000" style:font-name="Times New Roman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fo:color="#0000ff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text-position="sub 58%"/>
    </style:style>
    <style:style style:name="T5" style:family="text">
      <style:text-properties style:text-position="sub 58%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7. Acondicionamiento de las gramáticas de atributos </text:p>
      <text:p text:style-name="P3">Transformaciones realizadas sobre las gramáticas de atributos para permitir la traducción predictivo-recursiva. </text:p>
      <text:p text:style-name="P3"/>
      <text:p text:style-name="P3">Únicamente deben incluirse la transformación de las producciones que se ven afectadas. Si alguna de las gramáticas no necesitan acondicionamiento, dejar el correspondiente subapartado en blanco.</text:p>
      <text:p text:style-name="P1"/>
      <text:p text:style-name="P1">7.1. Acondicionamiento de la Gramática para la Construcción de la tabla de símbolos</text:p>
      <text:p text:style-name="P13"/>
      <text:p text:style-name="P4">Declaraciones → Declaracion DeclaracionFact</text:p>
      <text:p text:style-name="P5"><text:tab/>DeclaracionFact.idh = Declaracion.id</text:p>
      <text:p text:style-name="P5"><text:tab/>DeclaracionFact.tipoh = Declaracion.tipo</text:p>
      <text:p text:style-name="P5"><text:tab/>Declaraciones.ts = DeclaracionFact.ts</text:p>
      <text:p text:style-name="P4">DeclaraciónFact → <text:span text:style-name="T3">λ</text:span></text:p>
      <text:p text:style-name="P5"><text:tab/>DeclaracionFact.ts = inserta(creaTS(),DeclaracionFact.idh,&lt;tipo:DeclaracionFact.tipoh&gt;)</text:p>
      <text:p text:style-name="P4">DeclaraciónFact → ; Declaraciones</text:p>
      <text:p text:style-name="P5"><text:tab/>DeclaracionesFact.ts = inserta(Declaraciones.ts,DeclaracionFact.idh,&lt;tipo:DeclaracionFact.tipoh&gt;)</text:p>
      <text:p text:style-name="P4"/>
      <text:p text:style-name="P1"/>
      <text:p text:style-name="P1">7.2. Acondicionamiento de la Gramática para la Comprobación de las Restricciones Contextuales</text:p>
      <text:p text:style-name="P1"/>
      <text:p text:style-name="P1"/>
      <text:p text:style-name="P6">AQUÍ ESTÁN SÓLO LAS PRODUCCIONES QUE CAMBIAN</text:p>
      <text:p text:style-name="P6"/>
      <text:p text:style-name="P6">Declaraciones → <text:s/>Declaración DeclaraciónFact</text:p>
      <text:p text:style-name="P7"><text:tab/>Declaraciones.error = existe(DeclaracionFact.ts,Declaracion.id) v DeclaracionFact.error</text:p>
      <text:p text:style-name="P6">DeclaracionFact → λ</text:p>
      <text:p text:style-name="P6"><text:tab/><text:span text:style-name="T2">DeclaracionFact.error = false</text:span></text:p>
      <text:p text:style-name="P6">DeclaracionFact → ; Declaraciones</text:p>
      <text:p text:style-name="P8"><text:span text:style-name="T1"><text:tab/></text:span><text:span text:style-name="T2">DeclaracionFact.error = Declaraciones.error</text:span></text:p>
      <text:p text:style-name="P7"/>
      <text:p text:style-name="P7"/>
      <text:p text:style-name="P6">Instrucciones → Instrucción InstruccionesFact</text:p>
      <text:p text:style-name="P7"><text:tab/>Instrucciones.error = instruccion.error v InstruccionesFact.error</text:p>
      <text:p text:style-name="P7"><text:tab/>Instrucción.tsh = Instrucciones.tsh</text:p>
      <text:p text:style-name="P7"><text:tab/>InstruccionesFact.tsh = Instrucciones.tsh</text:p>
      <text:p text:style-name="P6">InstruccionesFact → λ</text:p>
      <text:p text:style-name="P7"><text:tab/>InstruccionesFact.error = false</text:p>
      <text:p text:style-name="P6">InstruccionesFact → ; Instrucciones</text:p>
      <text:p text:style-name="P7"><text:tab/>InstruccionesFact.error = Instrucciones.error</text:p>
      <text:p text:style-name="P7"><text:tab/>Instrucciones.tsh = InstruccionesFact.tsh</text:p>
      <text:p text:style-name="P7"/>
      <text:p text:style-name="P6">Expresion → ExpresionNiv1 ExpresionFact</text:p>
      <text:p text:style-name="P7"><text:tab/>ExpresionFact.tipoh = ExpresionNiv1.tipo</text:p>
      <text:p text:style-name="P7"><text:tab/>Expresion.tipo = ExpresionFact.tipo</text:p>
      <text:p text:style-name="P7"><text:tab/>ExpresionNiv1.tsh = Expresion.tsh</text:p>
      <text:p text:style-name="P7"><text:tab/>ExpresionFact.tsh = Expresion.tsh</text:p>
      <text:p text:style-name="P6">ExpresionFact → λ</text:p>
      <text:p text:style-name="P6"><text:tab/><text:span text:style-name="T2">ExpresionFact.tipo = ExpresionFact.tipoh</text:span></text:p>
      <text:p text:style-name="P6">ExpresionFact → OpNiv0 ExpresionNiv1</text:p>
      <text:p text:style-name="P7"><text:tab/>ExpresionFact.tipo = si (ExpresionFact.tipoh = error v ExpresionNiv1.tipo = error) v</text:p>
      <text:p text:style-name="P7"><text:tab/><text:tab/> <text:tab/> <text:s text:c="5"/>( ExpresionFact.tipoh = character ᴧ ExpresionNiv1.tipo =/= character) v</text:p>
      <text:p text:style-name="P7"><text:tab/><text:tab/><text:tab/> <text:s text:c="5"/>( ExpresionFact.tipoh =/= character ᴧ ExpresionNiv1.tipo = character)</text:p>
      <text:p text:style-name="P7"><text:tab/><text:tab/> <text:tab/> <text:s text:c="5"/>(ExpresionFact.tipoh = boolean ᴧ ExpresionNiv1.tipo =/= boolean) v</text:p>
      <text:p text:style-name="P7"><text:tab/><text:tab/><text:tab/> <text:s text:c="5"/>( ExpresionFact.tipoh =/= boolean ᴧ ExpresionNiv1.tipo = boolean))</text:p>
      <text:p text:style-name="P7"><text:tab/><text:tab/><text:tab/> <text:s text:c="13"/>error</text:p>
      <text:p text:style-name="P7"><text:tab/><text:tab/><text:tab/> <text:s/>sino <text:s/>boolean</text:p>
      <text:p text:style-name="P7"><text:tab/><text:tab/><text:tab/> <text:s/>finsi</text:p>
      <text:p text:style-name="P7"><text:tab/>ExpresionNiv1.tsh = ExpresionFact.tsh</text:p>
      <text:p text:style-name="P7"><text:soft-page-break/></text:p>
      <text:p text:style-name="P7"/>
      <text:p text:style-name="P9"/>
      <text:p text:style-name="P10">ExpresiónNiv1 ::= ExpresiónNiv1 OpNiv1 ExpresiónNiv2 </text:p>
      <text:p text:style-name="P9"/>
      <text:p text:style-name="P9">falta poner que no haya Int Bool pej</text:p>
      <text:p text:style-name="P10"><text:tab/><text:span text:style-name="T2">ExpresionNiv1</text:span><text:span text:style-name="T5">o</text:span><text:span text:style-name="T2">.tipo = </text:span></text:p>
      <text:p text:style-name="P9"><text:tab/><text:tab/>si (ExpresionNiv1<text:span text:style-name="T4">1</text:span>.tipo = error v ExpresionNiv2.tipo = error v</text:p>
      <text:p text:style-name="P9"><text:tab/><text:tab/> <text:s text:c="4"/>ExpresionNiv1<text:span text:style-name="T4">1</text:span>.tipo = character v ExpresionNiv2.tipo = character v</text:p>
      <text:p text:style-name="P9"><text:tab/><text:tab/> <text:s text:c="4"/>(ExpresionNiv1<text:span text:style-name="T4">1</text:span>.tipo = boolean ᴧ ExpresionNiv2.tipo =/= boolean) v</text:p>
      <text:p text:style-name="P9"><text:tab/> <text:s text:c="18"/>(ExpresionNiv1<text:span text:style-name="T4">1</text:span>.tipo =/= boolean ᴧ ExpresionNiv2.tipo = boolean))</text:p>
      <text:p text:style-name="P9"><text:tab/><text:tab/><text:tab/>error</text:p>
      <text:p text:style-name="P9"><text:tab/><text:tab/>sino case (OpNiv1.op)</text:p>
      <text:p text:style-name="P9"><text:tab/><text:tab/><text:tab/>suma,resta: </text:p>
      <text:p text:style-name="P9"><text:tab/><text:tab/><text:tab/> <text:s text:c="8"/>si (ExpresionNiv1<text:span text:style-name="T4">1</text:span>.tipo=float v ExpresionNiv2.tipo = float)</text:p>
      <text:p text:style-name="P9"><text:tab/><text:tab/><text:tab/><text:tab/>float</text:p>
      <text:p text:style-name="P9"><text:tab/><text:tab/><text:tab/> <text:s text:c="8"/>sino si (ExpresionNiv1<text:span text:style-name="T4">1</text:span>.tipo =integer v ExpresionNiv2.tipo = integer)</text:p>
      <text:p text:style-name="P9"><text:tab/><text:tab/><text:tab/><text:tab/> <text:s text:c="2"/>integer</text:p>
      <text:p text:style-name="P9"><text:tab/><text:tab/><text:tab/> <text:s text:c="8"/>sino si (ExpresionNiv1<text:span text:style-name="T4">1</text:span>.tipo =natural ᴧ ExpresionNiv2.tipo = natural)</text:p>
      <text:p text:style-name="P9"><text:tab/><text:tab/><text:tab/><text:tab/> <text:s text:c="2"/>natural</text:p>
      <text:p text:style-name="P9"><text:tab/><text:tab/><text:tab/> sino Error</text:p>
      <text:p text:style-name="P9"><text:tab/><text:tab/><text:tab/>o: <text:s/></text:p>
      <text:p text:style-name="P9"><text:tab/><text:tab/><text:tab/> <text:s text:c="8"/>si (ExpresionNiv1<text:span text:style-name="T4">1</text:span>.tipo = boolean ᴧ ExpresionNiv2.tipo = boolean)</text:p>
      <text:p text:style-name="P9"><text:tab/><text:tab/><text:tab/><text:tab/> <text:s text:c="3"/>boolean</text:p>
      <text:p text:style-name="P9"><text:tab/><text:tab/><text:tab/> <text:s text:c="8"/>sino error</text:p>
      <text:p text:style-name="P9"><text:tab/>ExpresionNiv1<text:span text:style-name="T4">1</text:span>.tsh = ExpresionNiv2.tsh = ExpresionNiv1<text:span text:style-name="T4">o</text:span>.tsh</text:p>
      <text:p text:style-name="P10">ExpresiónNiv1 ::= ExpresiónNiv2</text:p>
      <text:p text:style-name="P10"><text:tab/><text:span text:style-name="T2">ExpresionNiv1.tipo = ExpresionNiv2.tipo</text:span></text:p>
      <text:p text:style-name="P9"><text:tab/>ExpresionNiv2.tsh = ExpresionNiv1.tsh</text:p>
      <text:p text:style-name="P6"/>
      <text:p text:style-name="P6"/>
      <text:p text:style-name="P6">ExpresiónNiv2 ::= ExpresiónNiv2 OpNiv2 ExpresiónNiv3</text:p>
      <text:p text:style-name="P6"><text:tab/><text:span text:style-name="T2">ExpresionNiv2</text:span><text:span text:style-name="T5">o</text:span><text:span text:style-name="T2">.tipo = </text:span></text:p>
      <text:p text:style-name="P7"><text:tab/><text:tab/>si (ExpresionNiv2<text:span text:style-name="T4">1</text:span>.tipo = error v ExpresionNiv3.tipo = error v</text:p>
      <text:p text:style-name="P7"><text:s text:c="33"/>ExpresionNiv2<text:span text:style-name="T4">1</text:span>.tipo = character v ExpresionNiv3.tipo = character v</text:p>
      <text:p text:style-name="P7"><text:tab/><text:tab/> <text:s text:c="3"/>(ExpresionNiv2<text:span text:style-name="T4">1</text:span>.tipo = boolean ᴧ ExpresionNiv3.tipo =/= boolean v</text:p>
      <text:p text:style-name="P7"><text:tab/><text:tab/> <text:s text:c="3"/>(ExpresionNiv2<text:span text:style-name="T4">1</text:span>.tipo =/= boolean ᴧ ExpresionNiv3.tipo = boolean))</text:p>
      <text:p text:style-name="P7"><text:tab/><text:tab/> <text:s text:c="9"/>error</text:p>
      <text:p text:style-name="P7"><text:tab/><text:tab/>sino case (OpNiv2.op)</text:p>
      <text:p text:style-name="P7"><text:tab/><text:tab/><text:tab/>multiplica,divide: </text:p>
      <text:p text:style-name="P7"><text:tab/><text:tab/><text:tab/> <text:s text:c="8"/>si (ExpresionNiv2<text:span text:style-name="T4">1</text:span>.tipo=float v ExpresionNiv3.tipo = float)</text:p>
      <text:p text:style-name="P7"><text:tab/><text:tab/><text:tab/><text:tab/> <text:s text:c="3"/>float</text:p>
      <text:p text:style-name="P7"><text:tab/><text:tab/><text:tab/> <text:s text:c="8"/>sino si (ExpresionNiv2<text:span text:style-name="T4">1</text:span>.tipo =integer v ExpresionNiv3.tipo = integer)</text:p>
      <text:p text:style-name="P7"><text:tab/><text:tab/><text:tab/><text:tab/><text:tab/>integer</text:p>
      <text:p text:style-name="P7"><text:tab/><text:tab/><text:tab/><text:tab/> <text:s text:c="2"/>sino si (ExpresionNiv2<text:span text:style-name="T4">1</text:span>.tipo =natural ᴧ ExpresionNiv3.tipo = natural)</text:p>
      <text:p text:style-name="P7"><text:tab/><text:tab/><text:tab/><text:tab/><text:tab/> <text:s text:c="5"/>natural</text:p>
      <text:p text:style-name="P7"><text:tab/><text:tab/><text:tab/><text:tab/> <text:s text:c="10"/>sino error</text:p>
      <text:p text:style-name="P7"><text:tab/><text:tab/><text:tab/>modulo:</text:p>
      <text:p text:style-name="P7"><text:tab/><text:tab/><text:tab/> <text:s text:c="8"/>si (ExpresionNiv3.tipo = natural ᴧ</text:p>
      <text:p text:style-name="P7"><text:tab/><text:tab/><text:tab/><text:tab/>(ExpresionNiv2<text:span text:style-name="T4">1</text:span>.tipo=natural v ExpresionNiv2<text:span text:style-name="T4">1</text:span>.tipo=integer))<text:tab/></text:p>
      <text:p text:style-name="P7"><text:tab/><text:tab/><text:tab/><text:tab/> <text:s text:c="5"/>ExpresionNiv2<text:span text:style-name="T4">1</text:span>.tipo</text:p>
      <text:p text:style-name="P7"><text:tab/><text:tab/><text:tab/> <text:s text:c="8"/>sino <text:s text:c="3"/>error</text:p>
      <text:p text:style-name="P7"><text:tab/><text:tab/><text:tab/>y: <text:s/></text:p>
      <text:p text:style-name="P7"><text:tab/><text:tab/><text:tab/> <text:s text:c="8"/>si (ExpresionNiv2<text:span text:style-name="T4">1</text:span>.tipo = boolean ᴧ ExpresionNiv3.tipo = boolean)</text:p>
      <text:p text:style-name="P7"><text:tab/><text:tab/><text:tab/><text:tab/> <text:s text:c="3"/>boolean</text:p>
      <text:p text:style-name="P7"><text:tab/><text:tab/><text:tab/> <text:s text:c="8"/>sino error</text:p>
      <text:p text:style-name="P7"><text:tab/>ExpresionNiv2<text:span text:style-name="T4">1</text:span>.tsh = ExpresionNiv3.tsh = ExpresionNiv2<text:span text:style-name="T4">o</text:span>.tsh</text:p>
      <text:p text:style-name="P6">ExpresiónNiv2 ::= ExpresiónNiv3</text:p>
      <text:p text:style-name="P6"><text:tab/><text:span text:style-name="T2">ExpresionNiv2.tipo = ExpresionNiv3.tipo</text:span></text:p>
      <text:p text:style-name="P7"><text:tab/>ExpresionNiv3.tsh = ExpresionNiv2.tsh</text:p>
      <text:p text:style-name="P6">ExpresiónNiv3 ::= ExpresionNiv4 OpNiv3 ExpresiónNiv3</text:p>
      <text:p text:style-name="P6"><text:tab/><text:span text:style-name="T2">ExpresionNiv3</text:span><text:span text:style-name="T5">o</text:span><text:span text:style-name="T2">.tipo = </text:span></text:p>
      <text:p text:style-name="P7"><text:tab/><text:tab/>si (ExpresionNiv4.tipo = error v ExpresionNiv3<text:span text:style-name="T4">1</text:span>.tipo = error v</text:p>
      <text:p text:style-name="P7"><text:soft-page-break/><text:s text:c="33"/>ExpresionNiv4.tipo =/= natural v ExpresionNiv3<text:span text:style-name="T4">1</text:span>.tipo =/= natural)</text:p>
      <text:p text:style-name="P7"><text:tab/><text:tab/> <text:s text:c="10"/>error</text:p>
      <text:p text:style-name="P7"><text:tab/><text:tab/>sino natural</text:p>
      <text:p text:style-name="P7"><text:tab/>ExpresionNiv3<text:span text:style-name="T4">1</text:span>.tsh = ExpresionNiv4.tsh = ExpresionNiv3<text:span text:style-name="T4">o</text:span>.tsh</text:p>
      <text:p text:style-name="P6">ExpresiónNiv3 ::= ExpresiónNiv4</text:p>
      <text:p text:style-name="P6"><text:tab/><text:span text:style-name="T2">ExpresionNiv3.tipo =ExpresionNiv4.tipo</text:span></text:p>
      <text:p text:style-name="P7"><text:tab/>ExpresionNiv4.tsh = ExpresionNiv3.tsh</text:p>
      <text:p text:style-name="P6">ExpresiónNiv4 ::= OpNiv4 ExpresiónNiv4</text:p>
      <text:p text:style-name="P6"><text:tab/><text:span text:style-name="T2">ExpresionNiv4</text:span><text:span text:style-name="T5">o</text:span><text:span text:style-name="T2">.tipo = </text:span></text:p>
      <text:p text:style-name="P7"><text:tab/><text:tab/>si (ExpresionNiv4<text:span text:style-name="T4">1</text:span>.tipo = error)</text:p>
      <text:p text:style-name="P7"><text:tab/><text:tab/> <text:s text:c="9"/>error</text:p>
      <text:p text:style-name="P7"><text:tab/><text:tab/>sino case (OpNiv4.op)</text:p>
      <text:p text:style-name="P7"><text:tab/><text:tab/><text:tab/>no: </text:p>
      <text:p text:style-name="P7"><text:tab/><text:tab/><text:tab/> <text:s text:c="8"/>si (ExpresionNiv4<text:span text:style-name="T4">1</text:span>.tipo = boolean)</text:p>
      <text:p text:style-name="P7"><text:tab/><text:tab/><text:tab/><text:tab/> <text:s text:c="3"/>boolean</text:p>
      <text:p text:style-name="P7"><text:tab/><text:tab/><text:tab/> <text:s text:c="8"/>sino <text:s text:c="2"/>error</text:p>
      <text:p text:style-name="P7"><text:tab/><text:tab/><text:tab/>menos:</text:p>
      <text:p text:style-name="P7"><text:tab/><text:tab/><text:tab/> <text:s text:c="8"/>si (ExpresionNiv4<text:span text:style-name="T4">1</text:span>.tipo=float)</text:p>
      <text:p text:style-name="P7"><text:tab/><text:tab/><text:tab/><text:tab/> <text:s text:c="3"/>float</text:p>
      <text:p text:style-name="P7"><text:tab/><text:tab/><text:tab/> <text:s text:c="8"/>sino si (ExpresionNiv4<text:span text:style-name="T4">1</text:span>.tipo=integer v ExpresionNiv4<text:span text:style-name="T4">1</text:span>.tipo = natural)</text:p>
      <text:p text:style-name="P7"><text:tab/><text:tab/><text:tab/><text:tab/><text:tab/>integer</text:p>
      <text:p text:style-name="P7"><text:tab/><text:tab/><text:tab/><text:tab/> <text:s text:c="2"/>sino error</text:p>
      <text:p text:style-name="P7"><text:tab/><text:tab/><text:tab/>cast-float:</text:p>
      <text:p text:style-name="P7"><text:tab/><text:tab/><text:tab/> <text:s text:c="8"/>si (ExpresionNiv4<text:span text:style-name="T4">1</text:span>.tipo=/=boolean)</text:p>
      <text:p text:style-name="P7"><text:tab/><text:tab/><text:tab/><text:tab/> <text:s text:c="3"/>float</text:p>
      <text:p text:style-name="P7"><text:tab/><text:tab/><text:tab/> <text:s text:c="8"/>sino error</text:p>
      <text:p text:style-name="P7"><text:tab/><text:tab/><text:tab/>cast-int:</text:p>
      <text:p text:style-name="P7"><text:tab/><text:tab/><text:tab/> <text:s text:c="8"/>si (ExpresionNiv4<text:span text:style-name="T4">1</text:span>.tipo=/=boolean)</text:p>
      <text:p text:style-name="P7"><text:tab/><text:tab/><text:tab/><text:tab/> <text:s text:c="3"/>float</text:p>
      <text:p text:style-name="P7"><text:tab/><text:tab/><text:tab/> <text:s text:c="8"/>sino error</text:p>
      <text:p text:style-name="P7"><text:tab/><text:tab/><text:tab/>cast-nat:</text:p>
      <text:p text:style-name="P7"><text:tab/><text:tab/> <text:s text:c="2"/><text:tab/> <text:s text:c="8"/>si (ExpresionNiv4<text:span text:style-name="T4">1</text:span>.tipo=natural v ExpresionNiv4<text:span text:style-name="T4">1</text:span>.tipo=character)</text:p>
      <text:p text:style-name="P7"><text:tab/><text:tab/><text:tab/><text:tab/> <text:s text:c="2"/>natural</text:p>
      <text:p text:style-name="P7"><text:tab/><text:tab/><text:tab/> <text:s text:c="8"/>sino error</text:p>
      <text:p text:style-name="P7"><text:tab/><text:tab/><text:tab/>cast-char:</text:p>
      <text:p text:style-name="P7"><text:tab/><text:tab/><text:tab/> <text:s text:c="8"/>si (ExpresionNiv4<text:span text:style-name="T4">1</text:span>.tipo=natural v ExpresionNiv4<text:span text:style-name="T4">1</text:span>.tipo=character)</text:p>
      <text:p text:style-name="P7"><text:tab/><text:tab/><text:tab/><text:tab/> <text:s text:c="2"/>character</text:p>
      <text:p text:style-name="P7"><text:tab/><text:tab/><text:tab/> <text:s text:c="8"/>sino error</text:p>
      <text:p text:style-name="P7"><text:tab/>ExpresionNiv4<text:span text:style-name="T4">1</text:span>.tsh = ExpresionNiv4<text:span text:style-name="T4">o</text:span>.tsh</text:p>
      <text:p text:style-name="P6">ExpresiónNiv4 ::= | Expresión |</text:p>
      <text:p text:style-name="P6"><text:tab/><text:span text:style-name="T2">ExpresionNiv4.tipo = </text:span></text:p>
      <text:p text:style-name="P7"><text:tab/><text:tab/>si (Expresion.tipo = error v Expresion.tipo=boolean v Expresion.tipo=character)</text:p>
      <text:p text:style-name="P7"><text:tab/><text:tab/> <text:s text:c="9"/>error</text:p>
      <text:p text:style-name="P7"><text:tab/><text:tab/>sino si (Expresion.tipo = float)</text:p>
      <text:p text:style-name="P7"><text:tab/><text:tab/><text:tab/>float</text:p>
      <text:p text:style-name="P7"><text:tab/><text:tab/> <text:s text:c="7"/>sino si (Expresion.tipo = natural v Expresion.tipo= integer)</text:p>
      <text:p text:style-name="P7"><text:tab/><text:tab/><text:tab/> <text:s text:c="8"/>natural</text:p>
      <text:p text:style-name="P7"><text:tab/><text:tab/><text:tab/> sino error</text:p>
      <text:p text:style-name="P7"><text:tab/>Expresion.tsh = ExpresionNiv4.tsh</text:p>
      <text:p text:style-name="P6">ExpresiónNiv4 ::= ( Expresión )</text:p>
      <text:p text:style-name="P6"><text:tab/><text:span text:style-name="T2">ExpresionNiv4.tipo = Expresion.tipo</text:span></text:p>
      <text:p text:style-name="P7"><text:tab/>Expresion.tsh = ExpresionNiv4.tsh</text:p>
      <text:p text:style-name="P6">ExpresiónNiv4 ::= Literal</text:p>
      <text:p text:style-name="P6"><text:tab/><text:span text:style-name="T2">Expresion.tipo = Literal.tipo</text:span></text:p>
      <text:p text:style-name="P6">Literal ::= id</text:p>
      <text:p text:style-name="P6"><text:tab/><text:span text:style-name="T2">Literal.tipo = Literal.tsh[id.lex].tipo</text:span></text:p>
      <text:p text:style-name="P6">Literal ::= litNat</text:p>
      <text:p text:style-name="P6"><text:tab/><text:span text:style-name="T2">Literal.tipo = natural</text:span></text:p>
      <text:p text:style-name="P6">Literal ::= litFlo</text:p>
      <text:p text:style-name="P6"><text:tab/><text:span text:style-name="T2">Literal.tipo = float</text:span></text:p>
      <text:p text:style-name="P6">Literal ::= litEnt</text:p>
      <text:p text:style-name="P6"><text:tab/><text:span text:style-name="T2">Literal.tipo = integer</text:span></text:p>
      <text:p text:style-name="P6">Literal ::= litBoo</text:p>
      <text:p text:style-name="P6"><text:soft-page-break/><text:tab/><text:span text:style-name="T2">Literal.tipo = boolean<text:tab/></text:span></text:p>
      <text:p text:style-name="P6">Literal ::= litCha</text:p>
      <text:p text:style-name="P6"><text:tab/><text:span text:style-name="T2">Literal.tipo = character</text:span></text:p>
      <text:p text:style-name="P6">OpNiv0 ::= &lt;</text:p>
      <text:p text:style-name="P6"><text:tab/><text:span text:style-name="T2">OpNiv0.op = menor</text:span></text:p>
      <text:p text:style-name="P6">OpNiv0 ::= &gt;<text:tab/></text:p>
      <text:p text:style-name="P6"><text:tab/><text:span text:style-name="T2">OpNiv0.op = mayor</text:span></text:p>
      <text:p text:style-name="P6">OpNiv0 ::= &lt;=</text:p>
      <text:p text:style-name="P6"><text:tab/><text:span text:style-name="T2">OpNiv0.op = menor-ig<text:tab/></text:span></text:p>
      <text:p text:style-name="P6">OpNiv0 ::= &gt;=</text:p>
      <text:p text:style-name="P6"><text:tab/><text:span text:style-name="T2">OpNiv0.op = mayor-ig</text:span></text:p>
      <text:p text:style-name="P6">OpNiv0 ::= =</text:p>
      <text:p text:style-name="P6"><text:tab/><text:span text:style-name="T2">OpNiv0.op = igual</text:span></text:p>
      <text:p text:style-name="P6">OpNiv0 ::= =/=</text:p>
      <text:p text:style-name="P6"><text:tab/><text:span text:style-name="T2">OpNiv0.op = no-igual</text:span></text:p>
      <text:p text:style-name="P6">OpNiv1 ::= +</text:p>
      <text:p text:style-name="P6"><text:tab/><text:span text:style-name="T2">OpNiv1.op = suma</text:span></text:p>
      <text:p text:style-name="P6">OpNiv1 ::= -</text:p>
      <text:p text:style-name="P6"><text:tab/><text:span text:style-name="T2">OpNiv1.op = resta</text:span></text:p>
      <text:p text:style-name="P6">OpNiv1 ::= or</text:p>
      <text:p text:style-name="P6"><text:tab/><text:span text:style-name="T2">OpNiv1.op = o</text:span></text:p>
      <text:p text:style-name="P6">OpNiv2 ::= *</text:p>
      <text:p text:style-name="P6"><text:tab/><text:span text:style-name="T2">OpNiv2.op = multiplica</text:span></text:p>
      <text:p text:style-name="P6">OpNiv2 ::= /</text:p>
      <text:p text:style-name="P6"><text:tab/><text:span text:style-name="T2">OpNiv2.op = divide</text:span></text:p>
      <text:p text:style-name="P6">OpNiv2 ::= %</text:p>
      <text:p text:style-name="P6"><text:tab/><text:span text:style-name="T2">OpNiv2.op = modulo</text:span></text:p>
      <text:p text:style-name="P6">OpNiv2 ::= and</text:p>
      <text:p text:style-name="P6"><text:tab/><text:span text:style-name="T2">OpNiv2.op = y</text:span></text:p>
      <text:p text:style-name="P4">OpNiv3 ::= &gt;&gt;</text:p>
      <text:p text:style-name="P4"><text:tab/><text:span text:style-name="T2">OpNiv3.op = shl</text:span></text:p>
      <text:p text:style-name="P4">OpNiv3 ::= &lt;&lt;</text:p>
      <text:p text:style-name="P4"><text:tab/><text:span text:style-name="T2">OpNiv3.op = shr</text:span></text:p>
      <text:p text:style-name="P4">OpNiv4 ::= not</text:p>
      <text:p text:style-name="P4"><text:tab/><text:span text:style-name="T2">OpNiv4.op = no</text:span></text:p>
      <text:p text:style-name="P4">OpNiv4 ::= -</text:p>
      <text:p text:style-name="P4"><text:tab/><text:span text:style-name="T2">OpNiv4.op = menos</text:span></text:p>
      <text:p text:style-name="P4">OpNiv4 ::= (float)</text:p>
      <text:p text:style-name="P4"><text:tab/><text:span text:style-name="T2">OpNiv4.op = cast-float</text:span></text:p>
      <text:p text:style-name="P4">OpNiv4 ::= (int)</text:p>
      <text:p text:style-name="P4"><text:tab/><text:span text:style-name="T2">OpNiv4.op = cast-int</text:span></text:p>
      <text:p text:style-name="P4">OpNiv4 ::= (nat)</text:p>
      <text:p text:style-name="P4"><text:tab/><text:span text:style-name="T2">OpNiv4.op = cast-nat</text:span></text:p>
      <text:p text:style-name="P4">OpNiv4 ::= (char)</text:p>
      <text:p text:style-name="P4"><text:tab/><text:span text:style-name="T2">OpNiv4.op = cast-char</text:span></text:p>
      <text:p text:style-name="P4"/>
      <text:p text:style-name="P1"/>
      <text:p text:style-name="P1">7.3. Acondicionamiento de la Gramática para la Traducció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09T19:33:42</meta:creation-date>
    <dc:date>2010-01-10T18:28:36</dc:date>
    <meta:editing-duration>PT01H23M28S</meta:editing-duration>
    <meta:editing-cycles>5</meta:editing-cycles>
    <meta:generator>OpenOffice.org/3.0$Linux OpenOffice.org_project/300m15$Build-9379</meta:generator>
    <meta:document-statistic meta:table-count="0" meta:image-count="0" meta:object-count="0" meta:page-count="4" meta:paragraph-count="212" meta:word-count="776" meta:character-count="7389"/>
    <meta:user-defined meta:name="Info 1"/>
    <meta:user-defined meta:name="Info 2"/>
    <meta:user-defined meta:name="Info 3"/>
    <meta:user-defined meta:name="Info 4"/>
  </office:meta>
</office:document-meta>
</file>